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10pt"/>
    </style:style>
    <style:style style:name="P8" style:family="paragraph">
      <style:text-properties fo:font-size="11pt"/>
    </style:style>
    <style:style style:name="P9" style:family="paragraph"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778cm" svg:x="2.27cm" svg:y="2.27cm">
          <text:p text:style-name="P1">c_MemoryCell.h</text:p>
          <text:p text:style-name="P1">Class</text:p>
        </draw:rect>
        <draw:frame draw:style-name="gr2" draw:text-style-name="P2" draw:layer="layout" svg:width="3.702cm" svg:height="0.759cm" svg:x="2.886cm" svg:y="1.384cm">
          <draw:text-box>
            <text:p text:style-name="P2"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2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4" draw:text-style-name="P1" draw:layer="layout" svg:x1="2.27cm" svg:y1="6.842cm" svg:x2="8.493cm" svg:y2="6.842cm">
          <text:p/>
        </draw:line>
        <draw:frame draw:style-name="gr2" draw:text-style-name="P3" draw:layer="layout" svg:width="5.891cm" svg:height="14.255cm" svg:x="2.217cm" svg:y="7.059cm">
          <draw:text-box>
            <text:p><text:span text:style-name="T3">pCellData</text:span></text:p>
            <text:p><text:span text:style-name="T3">pCellDataLC</text:span></text:p>
            <text:p><text:span text:style-name="T3">pGivenName</text:span></text:p>
            <text:p><text:span text:style-name="T3">pCellMiniDefinition</text:span></text:p>
            <text:p><text:span text:style-name="T3">pCellContractionLongFormFirst</text:span></text:p>
            <text:p><text:span text:style-name="T3">pCellContractionLongFormSecond</text:span></text:p>
            <text:p><text:span text:style-name="T3">pCossessiveRoot</text:span></text:p>
            <text:p><text:span text:style-name="T3">pPossessiveRootType</text:span></text:p>
            <text:p><text:span text:style-name="T3">pCellPurpose</text:span></text:p>
            <text:p><text:span text:style-name="T3">pWordType</text:span></text:p>
            <text:p><text:span text:style-name="T3">pWordTense</text:span></text:p>
            <text:p><text:span text:style-name="T3">pSecondaryType</text:span></text:p>
            <text:p><text:span text:style-name="T3">pAlternateType</text:span></text:p>
            <text:p><text:span text:style-name="T3">pGenderClass</text:span></text:p>
            <text:p><text:span text:style-name="T3">pIsRoot</text:span></text:p>
            <text:p><text:span text:style-name="T3">pIsSet(New Usage-Locked)</text:span></text:p>
            <text:p><text:span text:style-name="T3">pIsPluralPossessive</text:span></text:p>
            <text:p><text:span text:style-name="T3">pIsSingularPossessive</text:span></text:p>
            <text:p><text:span text:style-name="T3">pCellIsSingular</text:span></text:p>
            <text:p><text:span text:style-name="T3">pCellSingularForm</text:span></text:p>
            <text:p><text:span text:style-name="T3">pSingularLocation</text:span></text:p>
            <text:p><text:span text:style-name="T3">pNextVerb</text:span></text:p>
            <text:p><text:span text:style-name="T3">pNextNoun</text:span></text:p>
            <text:p><text:span text:style-name="T3">pToken</text:span></text:p>
            <text:p><text:span text:style-name="T3">pPointerToNextPattern</text:span></text:p>
            <text:p><text:span text:style-name="T3"/></text:p>
            <text:p><text:span text:style-name="T3">Multimap adjDescriptors</text:span></text:p>
            <text:p><text:span text:style-name="T3">MultiMap verbDescriptors</text:span></text:p>
            <text:p><text:span text:style-name="T3">MultiMap advDescriptors</text:span></text:p>
            <text:p><text:span text:style-name="T3"/></text:p>
            <text:p><text:span text:style-name="T3">Map RelatedNouns</text:span></text:p>
            <text:p><text:span text:style-name="T3"/></text:p>
            <text:p><text:span text:style-name="T3">MultiMap iterator mapIT</text:span></text:p>
            <text:p><text:span text:style-name="T3">MultiMap iterator strIT</text:span></text:p>
            <text:p><text:span text:style-name="T3"/></text:p>
            <text:p><text:span text:style-name="T3"/></text:p>
          </draw:text-box>
        </draw:frame>
        <draw:rect draw:style-name="gr5" draw:text-style-name="P1" draw:layer="layout" svg:width="6.35cm" svg:height="1.651cm" svg:x="12.43cm" svg:y="9.001cm">
          <text:p/>
        </draw:rect>
        <draw:frame draw:style-name="gr2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6" draw:text-style-name="P1" draw:layer="layout" svg:x1="8.747cm" svg:y1="9.89cm" svg:x2="12.303cm" svg:y2="9.89cm">
          <text:p/>
        </draw:line>
        <draw:custom-shape draw:style-name="gr7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351cm" svg:y1="10.652cm" svg:x2="15.351cm" svg:y2="12.43cm">
          <text:p/>
        </draw:line>
        <draw:frame draw:style-name="gr2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6" draw:text-style-name="P1" draw:layer="layout" svg:x1="18.018cm" svg:y1="13.7cm" svg:x2="20.59cm" svg:y2="13.7cm">
          <text:p/>
        </draw:line>
      </draw:page>
      <draw:page draw:name="page2" draw:style-name="dp1" draw:master-page-name="Default">
        <draw:rect draw:style-name="gr1" draw:text-style-name="P5" draw:layer="layout" svg:width="6.35cm" svg:height="1.778cm" svg:x="2.27cm" svg:y="2.27cm">
          <text:p text:style-name="P5">c_Word.h</text:p>
          <text:p text:style-name="P5">Class</text:p>
        </draw:rect>
        <draw:frame draw:style-name="gr2" draw:text-style-name="P2" draw:layer="layout" svg:width="3.702cm" svg:height="0.759cm" svg:x="2.886cm" svg:y="1.384cm">
          <draw:text-box>
            <text:p text:style-name="P2"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2" draw:text-style-name="P6" draw:layer="layout" svg:width="4.9cm" svg:height="0.662cm" svg:x="2.397cm" svg:y="6.207cm">
          <draw:text-box>
            <text:p text:style-name="P6"><text:span text:style-name="T2">Private Storage Containers</text:span></text:p>
          </draw:text-box>
        </draw:frame>
        <draw:line draw:style-name="gr4" draw:text-style-name="P1" draw:layer="layout" svg:x1="2.27cm" svg:y1="6.842cm" svg:x2="8.493cm" svg:y2="6.842cm">
          <text:p/>
        </draw:line>
        <draw:frame draw:style-name="gr2" draw:text-style-name="P3" draw:layer="layout" svg:width="4.761cm" svg:height="9.587cm" svg:x="2.217cm" svg:y="7.059cm">
          <draw:text-box>
            <text:p text:style-name="P7"><text:span text:style-name="T3">w_WordForm</text:span></text:p>
            <text:p text:style-name="P7"><text:span text:style-name="T3">w_WordFormLC</text:span></text:p>
            <text:p text:style-name="P7"><text:span text:style-name="T3">w_ContractionFormFirst</text:span></text:p>
            <text:p text:style-name="P7"><text:span text:style-name="T3">w_ContractionFormSecond</text:span></text:p>
            <text:p text:style-name="P7"><text:span text:style-name="T3">w_SingularForm</text:span></text:p>
            <text:p text:style-name="P7"><text:span text:style-name="T3">w_PluralRoot</text:span></text:p>
            <text:p text:style-name="P7"><text:span text:style-name="T3">w_SubWord</text:span></text:p>
            <text:p text:style-name="P7"><text:span text:style-name="T3">w_PossessiveRoot</text:span></text:p>
            <text:p text:style-name="P7"><text:span text:style-name="T3">w_MiniDefinition</text:span></text:p>
            <text:p text:style-name="P7"><text:span text:style-name="T3">w_IsContraction</text:span></text:p>
            <text:p text:style-name="P7"><text:span text:style-name="T3">w_IsPlural</text:span></text:p>
            <text:p text:style-name="P7"><text:span text:style-name="T3">w_SingularPossessive</text:span></text:p>
            <text:p text:style-name="P7"><text:span text:style-name="T3">w_PluralPossessive</text:span></text:p>
            <text:p text:style-name="P7"><text:span text:style-name="T3">w_QuoteLocation</text:span></text:p>
            <text:p text:style-name="P7"><text:span text:style-name="T3">w_WordTokens</text:span></text:p>
            <text:p text:style-name="P7"><text:span text:style-name="T3">w_PossessiveRootType</text:span></text:p>
            <text:p text:style-name="P7"><text:span text:style-name="T3">w_WordType</text:span></text:p>
            <text:p text:style-name="P7"><text:span text:style-name="T3">w_GenderClass</text:span></text:p>
            <text:p text:style-name="P7"><text:span text:style-name="T3">w_PluralWordFlag</text:span></text:p>
            <text:p text:style-name="P7"><text:span text:style-name="T3">w_SecondaryType</text:span></text:p>
            <text:p text:style-name="P7"><text:span text:style-name="T3">w_AlternateType</text:span></text:p>
            <text:p text:style-name="P7"><text:span text:style-name="T3">w_WordTense</text:span></text:p>
            <text:p text:style-name="P7"><text:span text:style-name="T3"/></text:p>
            <text:p text:style-name="P7"><text:span text:style-name="T3"/></text:p>
          </draw:text-box>
        </draw:frame>
        <draw:rect draw:style-name="gr5" draw:text-style-name="P1" draw:layer="layout" svg:width="6.35cm" svg:height="1.651cm" svg:x="12.43cm" svg:y="9.001cm">
          <text:p/>
        </draw:rect>
        <draw:frame draw:style-name="gr2" draw:text-style-name="P4" draw:layer="layout" svg:width="3.351cm" svg:height="1.123cm" svg:x="13.827cm" svg:y="9.275cm">
          <draw:text-box>
            <text:p text:style-name="P8"><text:span text:style-name="T4">Public Functions</text:span></text:p>
            <text:p text:style-name="P8"><text:span text:style-name="T4">Gets/Sets</text:span></text:p>
          </draw:text-box>
        </draw:frame>
        <draw:line draw:style-name="gr6" draw:text-style-name="P1" draw:layer="layout" svg:x1="8.747cm" svg:y1="9.89cm" svg:x2="12.303cm" svg:y2="9.89cm">
          <text:p/>
        </draw:line>
        <draw:custom-shape draw:style-name="gr7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351cm" svg:y1="10.652cm" svg:x2="15.351cm" svg:y2="12.43cm">
          <text:p/>
        </draw:line>
        <draw:frame draw:style-name="gr2" draw:text-style-name="P4" draw:layer="layout" svg:width="4.185cm" svg:height="1.123cm" svg:x="13.573cm" svg:y="13.212cm">
          <draw:text-box>
            <text:p text:style-name="P8"><text:span text:style-name="T4">All access for outside</text:span></text:p>
            <text:p text:style-name="P8"><text:span text:style-name="T4">Processes</text:span></text:p>
          </draw:text-box>
        </draw:frame>
        <draw:line draw:style-name="gr6" draw:text-style-name="P1" draw:layer="layout" svg:x1="18.018cm" svg:y1="13.7cm" svg:x2="20.59cm" svg:y2="13.7cm">
          <text:p/>
        </draw:line>
      </draw:page>
      <draw:page draw:name="page3" draw:style-name="dp1" draw:master-page-name="Default">
        <draw:rect draw:style-name="gr1" draw:text-style-name="P5" draw:layer="layout" svg:width="6.35cm" svg:height="1.778cm" svg:x="2.27cm" svg:y="2.27cm">
          <text:p text:style-name="P5">c_Sentence.h</text:p>
          <text:p text:style-name="P5">Class</text:p>
        </draw:rect>
        <draw:frame draw:style-name="gr8" draw:text-style-name="P2" draw:layer="layout" svg:width="4.316cm" svg:height="1.207cm" svg:x="2.886cm" svg:y="1.254cm">
          <draw:text-box>
            <text:p text:style-name="P2"><text:span text:style-name="T1">Inherits c_Words.h</text:span></text:p>
            <text:p text:style-name="P2"><text:span text:style-name="T5"><text:s text:c="12"/></text:span><text:span text:style-name="T5">See Page 2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2" draw:text-style-name="P6" draw:layer="layout" svg:width="4.9cm" svg:height="0.662cm" svg:x="2.397cm" svg:y="6.207cm">
          <draw:text-box>
            <text:p text:style-name="P6"><text:span text:style-name="T2">Private Storage Containers</text:span></text:p>
          </draw:text-box>
        </draw:frame>
        <draw:line draw:style-name="gr4" draw:text-style-name="P1" draw:layer="layout" svg:x1="2.27cm" svg:y1="6.842cm" svg:x2="8.493cm" svg:y2="6.842cm">
          <text:p/>
        </draw:line>
        <draw:frame draw:style-name="gr2" draw:text-style-name="P3" draw:layer="layout" svg:width="4.189cm" svg:height="13.866cm" svg:x="2.217cm" svg:y="7.059cm">
          <draw:text-box>
            <text:p text:style-name="P7"><text:span text:style-name="T3">WordCount</text:span></text:p>
            <text:p text:style-name="P7"><text:span text:style-name="T3">SubjectLocation</text:span></text:p>
            <text:p text:style-name="P7"><text:span text:style-name="T3">IndirectObjectLocation</text:span></text:p>
            <text:p text:style-name="P7"><text:span text:style-name="T3">AdverbLocation</text:span></text:p>
            <text:p text:style-name="P7"><text:span text:style-name="T3">AdjectiveLocation</text:span></text:p>
            <text:p text:style-name="P7"><text:span text:style-name="T3">SentenceDirection</text:span></text:p>
            <text:p text:style-name="P7"><text:span text:style-name="T3">ConjunctionLocation</text:span></text:p>
            <text:p text:style-name="P7"><text:span text:style-name="T3">NounCount</text:span></text:p>
            <text:p text:style-name="P7"><text:span text:style-name="T3">VerbLocation</text:span></text:p>
            <text:p text:style-name="P7"><text:span text:style-name="T3">NamePointer</text:span></text:p>
            <text:p text:style-name="P7"><text:span text:style-name="T3">PrepositionPosition</text:span></text:p>
            <text:p text:style-name="P7"><text:span text:style-name="T3">OriginalString</text:span></text:p>
            <text:p text:style-name="P7"><text:span text:style-name="T3">Pattern</text:span></text:p>
            <text:p text:style-name="P7"><text:span text:style-name="T3">PreprocessedPattern</text:span></text:p>
            <text:p text:style-name="P7"><text:span text:style-name="T3">GistOfSentence</text:span></text:p>
            <text:p text:style-name="P7"><text:span text:style-name="T3">subGistOfSentence</text:span></text:p>
            <text:p text:style-name="P7"><text:span text:style-name="T3">SupportivePhrase</text:span></text:p>
            <text:p text:style-name="P7"><text:span text:style-name="T3">SecondSubject</text:span></text:p>
            <text:p text:style-name="P7"><text:span text:style-name="T3">SecondSubjectLocation</text:span></text:p>
            <text:p text:style-name="P7"><text:span text:style-name="T3">Punctuation</text:span></text:p>
            <text:p text:style-name="P7"><text:span text:style-name="T3">HasPunctuation</text:span></text:p>
            <text:p text:style-name="P7"><text:span text:style-name="T3">IsQuestion</text:span></text:p>
            <text:p text:style-name="P7"><text:span text:style-name="T3">HasContraction</text:span></text:p>
            <text:p text:style-name="P7"><text:span text:style-name="T3">HasGreetingWord</text:span></text:p>
            <text:p text:style-name="P7"><text:span text:style-name="T3">HasGenderReference</text:span></text:p>
            <text:p text:style-name="P7"><text:span text:style-name="T3">HasPreposition</text:span></text:p>
            <text:p text:style-name="P7"><text:span text:style-name="T3">HasDualSubjects</text:span></text:p>
            <text:p text:style-name="P7"><text:span text:style-name="T3">HasBeenUnderstood</text:span></text:p>
            <text:p text:style-name="P7"><text:span text:style-name="T3">HasGenderDeterminer</text:span></text:p>
            <text:p text:style-name="P7"><text:span text:style-name="T3">HasPronoun</text:span></text:p>
            <text:p text:style-name="P7"><text:span text:style-name="T3">sDaysOld</text:span></text:p>
            <text:p text:style-name="P7"><text:span text:style-name="T3">sUnderstandinglevel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rect draw:style-name="gr5" draw:text-style-name="P1" draw:layer="layout" svg:width="6.35cm" svg:height="1.651cm" svg:x="12.43cm" svg:y="9.001cm">
          <text:p/>
        </draw:rect>
        <draw:frame draw:style-name="gr2" draw:text-style-name="P4" draw:layer="layout" svg:width="3.351cm" svg:height="1.123cm" svg:x="13.827cm" svg:y="9.275cm">
          <draw:text-box>
            <text:p text:style-name="P8"><text:span text:style-name="T4">Public Functions</text:span></text:p>
            <text:p text:style-name="P8"><text:span text:style-name="T4">Gets/Sets</text:span></text:p>
          </draw:text-box>
        </draw:frame>
        <draw:line draw:style-name="gr6" draw:text-style-name="P1" draw:layer="layout" svg:x1="8.747cm" svg:y1="9.89cm" svg:x2="12.303cm" svg:y2="9.89cm">
          <text:p/>
        </draw:line>
        <draw:custom-shape draw:style-name="gr7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351cm" svg:y1="10.652cm" svg:x2="15.351cm" svg:y2="12.43cm">
          <text:p/>
        </draw:line>
        <draw:frame draw:style-name="gr2" draw:text-style-name="P4" draw:layer="layout" svg:width="4.185cm" svg:height="1.123cm" svg:x="13.573cm" svg:y="13.212cm">
          <draw:text-box>
            <text:p text:style-name="P8"><text:span text:style-name="T4">All access for outside</text:span></text:p>
            <text:p text:style-name="P8"><text:span text:style-name="T4">Processes</text:span></text:p>
          </draw:text-box>
        </draw:frame>
        <draw:rect draw:style-name="gr5" draw:text-style-name="P1" draw:layer="layout" svg:width="6.35cm" svg:height="1.651cm" svg:x="12.43cm" svg:y="4.802cm">
          <text:p/>
        </draw:rect>
        <draw:frame draw:style-name="gr9" draw:text-style-name="P4" draw:layer="layout" svg:width="3.556cm" svg:height="1.351cm" svg:x="14.208cm" svg:y="4.937cm">
          <draw:text-box>
            <text:p><text:span text:style-name="T6">c_Words.h</text:span></text:p>
            <text:p><text:span text:style-name="T6"><text:s text:c="4"/></text:span><text:span text:style-name="T6">Class</text:span></text:p>
          </draw:text-box>
        </draw:frame>
        <draw:line draw:style-name="gr6" draw:text-style-name="P1" draw:layer="layout" svg:x1="15.351cm" svg:y1="9.001cm" svg:x2="15.351cm" svg:y2="6.461cm">
          <text:p/>
        </draw:line>
        <draw:line draw:style-name="gr6" draw:text-style-name="P1" draw:layer="layout" svg:x1="18.018cm" svg:y1="13.7cm" svg:x2="20.431cm" svg:y2="13.7cm">
          <text:p/>
        </draw:line>
      </draw:page>
      <draw:page draw:name="page4" draw:style-name="dp1" draw:master-page-name="Default">
        <draw:rect draw:style-name="gr1" draw:text-style-name="P5" draw:layer="layout" svg:width="6.35cm" svg:height="1.778cm" svg:x="2.27cm" svg:y="2.27cm">
          <text:p text:style-name="P5">c_Lobes.h</text:p>
          <text:p text:style-name="P5">Class</text:p>
        </draw:rect>
        <draw:frame draw:style-name="gr10" draw:text-style-name="P2" draw:layer="layout" svg:width="6.35cm" svg:height="1.585cm" svg:x="2.27cm" svg:y="1.254cm">
          <draw:text-box>
            <text:p text:style-name="P2"><text:span text:style-name="T1">Inherits c_MemoryCell.h</text:span></text:p>
            <text:p text:style-name="P2"><text:span text:style-name="T5"><text:s text:c="20"/></text:span><text:span text:style-name="T5">See Page 1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2" draw:text-style-name="P6" draw:layer="layout" svg:width="4.9cm" svg:height="0.662cm" svg:x="2.397cm" svg:y="6.207cm">
          <draw:text-box>
            <text:p text:style-name="P6"><text:span text:style-name="T2">Private Storage Containers</text:span></text:p>
          </draw:text-box>
        </draw:frame>
        <draw:line draw:style-name="gr4" draw:text-style-name="P1" draw:layer="layout" svg:x1="2.27cm" svg:y1="6.842cm" svg:x2="8.493cm" svg:y2="6.842cm">
          <text:p/>
        </draw:line>
        <draw:frame draw:style-name="gr2" draw:text-style-name="P3" draw:layer="layout" svg:width="6.484cm" svg:height="5.308cm" svg:x="2.217cm" svg:y="7.059cm">
          <draw:text-box>
            <text:p text:style-name="P7"><text:span text:style-name="T3">UnorderedMap RightLobeMemoryMap</text:span></text:p>
            <text:p text:style-name="P7"><text:span text:style-name="T3">UnorderedMap LeftLobeMemoryMap</text:span></text:p>
            <text:p text:style-name="P7"><text:span text:style-name="T3"/></text:p>
            <text:p text:style-name="P7"><text:span text:style-name="T3">UnorderedMap Iterator mapIT</text:span></text:p>
            <text:p text:style-name="P7"><text:span text:style-name="T3">UnorderedMap iterator fileIT</text:span></text:p>
            <text:p text:style-name="P7"><text:span text:style-name="T3"/></text:p>
            <text:p text:style-name="P7"><text:span text:style-name="T3">Map RightLobeCellMap</text:span></text:p>
            <text:p text:style-name="P7"><text:span text:style-name="T3">Map LeftLobeCellMap</text:span></text:p>
            <text:p text:style-name="P7"><text:span text:style-name="T3">Map iterator CellMapIT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rect draw:style-name="gr5" draw:text-style-name="P1" draw:layer="layout" svg:width="6.35cm" svg:height="1.651cm" svg:x="12.43cm" svg:y="10.201cm">
          <text:p/>
        </draw:rect>
        <draw:frame draw:style-name="gr2" draw:text-style-name="P4" draw:layer="layout" svg:width="3.351cm" svg:height="1.123cm" svg:x="13.827cm" svg:y="10.475cm">
          <draw:text-box>
            <text:p text:style-name="P8"><text:span text:style-name="T4">Public Functions</text:span></text:p>
            <text:p text:style-name="P8"><text:span text:style-name="T4">Gets/Sets</text:span></text:p>
          </draw:text-box>
        </draw:frame>
        <draw:line draw:style-name="gr6" draw:text-style-name="P1" draw:layer="layout" svg:x1="8.747cm" svg:y1="11.09cm" svg:x2="12.303cm" svg:y2="11.09cm">
          <text:p/>
        </draw:line>
        <draw:custom-shape draw:style-name="gr7" draw:text-style-name="P1" draw:layer="layout" svg:width="6.35cm" svg:height="2.54cm" svg:x="12.43cm" svg:y="13.5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351cm" svg:y1="11.752cm" svg:x2="15.351cm" svg:y2="13.53cm">
          <text:p/>
        </draw:line>
        <draw:frame draw:style-name="gr2" draw:text-style-name="P4" draw:layer="layout" svg:width="4.185cm" svg:height="1.123cm" svg:x="13.573cm" svg:y="14.312cm">
          <draw:text-box>
            <text:p text:style-name="P8"><text:span text:style-name="T4">All access for outside</text:span></text:p>
            <text:p text:style-name="P8"><text:span text:style-name="T4">Processes</text:span></text:p>
          </draw:text-box>
        </draw:frame>
        <draw:rect draw:style-name="gr5" draw:text-style-name="P1" draw:layer="layout" svg:width="6.35cm" svg:height="1.651cm" svg:x="12.43cm" svg:y="7.38cm">
          <text:p/>
        </draw:rect>
        <draw:line draw:style-name="gr6" draw:text-style-name="P1" draw:layer="layout" svg:x1="15.351cm" svg:y1="10.201cm" svg:x2="15.351cm" svg:y2="8.931cm">
          <text:p/>
        </draw:line>
        <draw:rect draw:style-name="gr5" draw:text-style-name="P1" draw:layer="layout" svg:width="6.35cm" svg:height="1.651cm" svg:x="12.43cm" svg:y="1.403cm">
          <text:p/>
        </draw:rect>
        <draw:rect draw:style-name="gr5" draw:text-style-name="P1" draw:layer="layout" svg:width="6.35cm" svg:height="1.651cm" svg:x="12.43cm" svg:y="4.403cm">
          <text:p/>
        </draw:rect>
        <draw:frame draw:style-name="gr9" draw:text-style-name="P4" draw:layer="layout" svg:width="3.556cm" svg:height="1.351cm" svg:x="14.208cm" svg:y="4.537cm">
          <draw:text-box>
            <text:p text:style-name="P8"><text:span text:style-name="T6">c_Words.h</text:span></text:p>
            <text:p text:style-name="P8"><text:span text:style-name="T6"><text:s text:c="4"/></text:span><text:span text:style-name="T6">Class</text:span></text:p>
          </draw:text-box>
        </draw:frame>
        <draw:frame draw:style-name="gr11" draw:text-style-name="P4" draw:layer="layout" svg:width="4.318cm" svg:height="1.901cm" svg:x="13.446cm" svg:y="1.438cm">
          <draw:text-box>
            <text:p text:style-name="P8"><text:span text:style-name="T6">c_MemoryCells.h</text:span></text:p>
            <text:p text:style-name="P8"><text:span text:style-name="T6"><text:s text:c="8"/></text:span><text:span text:style-name="T6">Class</text:span></text:p>
          </draw:text-box>
        </draw:frame>
        <draw:frame draw:style-name="gr9" draw:text-style-name="P4" draw:layer="layout" svg:width="3.556cm" svg:height="1.351cm" svg:x="14.208cm" svg:y="7.538cm">
          <draw:text-box>
            <text:p text:style-name="P8"><text:span text:style-name="T6">c_Sentence.h</text:span></text:p>
            <text:p text:style-name="P8"><text:span text:style-name="T6"><text:s text:c="4"/></text:span><text:span text:style-name="T6">Class</text:span></text:p>
          </draw:text-box>
        </draw:frame>
        <draw:line draw:style-name="gr6" draw:text-style-name="P1" draw:layer="layout" svg:x1="15.351cm" svg:y1="7.301cm" svg:x2="15.351cm" svg:y2="6.031cm">
          <text:p/>
        </draw:line>
        <draw:line draw:style-name="gr6" draw:text-style-name="P1" draw:layer="layout" svg:x1="15.351cm" svg:y1="4.301cm" svg:x2="15.351cm" svg:y2="3.031cm">
          <text:p/>
        </draw:line>
        <draw:custom-shape draw:style-name="gr7" draw:text-style-name="P1" draw:layer="layout" svg:width="4.966cm" svg:height="5.08cm" svg:x="13.56cm" svg:y="17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5.087cm" svg:height="0.662cm" svg:x="2.886cm" svg:y="19.742cm">
          <draw:text-box>
            <text:p><text:span text:style-name="T2">MemoryCell File Read/Write</text:span></text:p>
          </draw:text-box>
        </draw:frame>
        <draw:line draw:style-name="gr6" draw:text-style-name="P1" draw:layer="layout" svg:x1="8.62cm" svg:y1="20.05cm" svg:x2="13.573cm" svg:y2="20.05cm">
          <text:p/>
        </draw:line>
        <draw:frame draw:style-name="gr2" draw:text-style-name="P2" draw:layer="layout" svg:width="3.918cm" svg:height="0.662cm" svg:x="14.081cm" svg:y="19.796cm">
          <draw:text-box>
            <text:p><text:span text:style-name="T2">File:LearnedData.dat</text:span></text:p>
          </draw:text-box>
        </draw:frame>
        <draw:line draw:style-name="gr6" draw:text-style-name="P1" draw:layer="layout" svg:x1="18.018cm" svg:y1="14.97cm" svg:x2="20.431cm" svg:y2="14.97cm">
          <text:p/>
        </draw:line>
        <draw:frame draw:style-name="gr2" draw:text-style-name="P2" draw:layer="layout" svg:width="4.604cm" svg:height="0.662cm" svg:x="3.178cm" svg:y="21.447cm">
          <draw:text-box>
            <text:p><text:span text:style-name="T2">Pattern Work Read/Write</text:span></text:p>
          </draw:text-box>
        </draw:frame>
        <draw:frame draw:style-name="gr2" draw:text-style-name="P2" draw:layer="layout" svg:width="5.197cm" svg:height="0.662cm" svg:x="13.439cm" svg:y="21.447cm">
          <draw:text-box>
            <text:p><text:span text:style-name="T2">File:PatternWorkLearned.dat</text:span></text:p>
          </draw:text-box>
        </draw:frame>
        <draw:line draw:style-name="gr6" draw:text-style-name="P1" draw:layer="layout" svg:x1="8.62cm" svg:y1="21.828cm" svg:x2="13.573cm" svg:y2="21.828cm">
          <text:p/>
        </draw:line>
        <draw:frame draw:style-name="gr2" draw:text-style-name="P2" draw:layer="layout" svg:width="3.698cm" svg:height="0.662cm" svg:x="3.286cm" svg:y="18.272cm">
          <draw:text-box>
            <text:p><text:span text:style-name="T2">File Version Control</text:span></text:p>
          </draw:text-box>
        </draw:frame>
        <draw:line draw:style-name="gr12" draw:text-style-name="P1" draw:layer="layout" svg:x1="8.62cm" svg:y1="18.653cm" svg:x2="13.446cm" svg:y2="18.653cm">
          <text:p/>
        </draw:line>
        <draw:frame draw:style-name="gr2" draw:text-style-name="P9" draw:layer="layout" svg:width="6.606cm" svg:height="0.603cm" svg:x="2.086cm" svg:y="4.137cm">
          <draw:text-box>
            <text:p><text:span text:style-name="T7">Primary function is to access Memory Cel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23T13:08:11.96</meta:creation-date>
    <dc:date>2019-02-23T14:31:04.34</dc:date>
    <dc:creator>Daniel Ankrom</dc:creator>
    <meta:editing-duration>PT1H22M52S</meta:editing-duration>
    <meta:editing-cycles>2</meta:editing-cycles>
    <meta:generator>OpenOffice/4.1.6$Win32 OpenOffice.org_project/416m1$Build-9790</meta:generator>
    <meta:printed-by>Daniel Ankrom</meta:printed-by>
    <meta:print-date>2019-02-23T14:25:46.42</meta:print-date>
    <meta:document-statistic meta:object-count="74"/>
  </office:meta>
</office:document-meta>
</file>